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140000000C0B56A8A5.gif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draw:auto-grow-height="true" fo:min-height="17.93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subtitle">
      <style:graphic-properties draw:fill-color="#ffffff" fo:min-height="17.68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4" style:family="text">
      <style:text-properties style:text-position="sub 58%" fo:font-family="'Times New Roman'" style:font-family-generic="roman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position="sub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7.936cm" svg:x="1.4cm" svg:y="0.837cm" presentation:class="subtitle">
          <draw:text-box>
            <text:p text:style-name="P1">Linear Momentum States </text:p>
            <text:p text:style-name="P1">for Translational Joints </text:p>
            <text:p text:style-name="P1">in Momentum State Dynamics</text:p>
            <text:p text:style-name="P1"/>
            <text:p text:style-name="P1"><text:span text:style-name="T1">Eric Stoneking</text:span></text:p>
            <text:p text:style-name="P1"><text:span text:style-name="T1">December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Background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his work will make a lot more sense if you read these slides first:</text:p>
                <text:list>
                  <text:list-item>
                    <text:p>Kane_NBody.pdf</text:p>
                  </text:list-item>
                  <text:list-item>
                    <text:p>MSD_NBody.pdf</text:p>
                  </text:list-item>
                  <text:list-item>
                    <text:p>Translational Joints.pd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Prismatic Joints in MSD</text:p>
          </draw:text-box>
        </draw:frame>
        <draw:frame presentation:style-name="pr4" draw:layer="layout" svg:width="25.199cm" svg:height="13.609cm" svg:x="1.015cm" svg:y="5.299cm" presentation:class="outline" presentation:user-transformed="true">
          <draw:text-box>
            <text:list text:style-name="L2">
              <text:list-item>
                <text:p>We draw heavily on analogies to angular momentum states, which have already been developed</text:p>
              </text:list-item>
              <text:list-item>
                <text:p><text:span text:style-name="T2">Translational joint degrees of freedom appear in</text:span> <text:s text:c="4"/><text:span text:style-name="T2">, leading to:</text:span> <text:s/></text:p>
              </text:list-item>
            </text:list>
          </draw:text-box>
        </draw:frame>
        <draw:frame draw:style-name="gr2" draw:layer="layout" svg:width="1.441cm" svg:height="1.056cm" svg:x="20.395cm" svg:y="9.6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13.791cm" svg:height="1.795cm" svg:x="5.612cm" svg:y="12.1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2" draw:layer="layout" svg:width="15.814cm" svg:height="1.195cm" svg:x="2.245cm" svg:y="16.035cm">
          <draw:text-box>
            <text:p><text:span text:style-name="T2">Compare with MSD_NBody.pdf, slide 16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Linear Momentum States</text:p>
          </draw:text-box>
        </draw:frame>
        <draw:frame draw:style-name="gr2" draw:layer="layout" svg:width="11.75cm" svg:height="14.145cm" svg:x="1.342cm" svg:y="5.4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13.973cm" svg:height="1.882cm" svg:x="11.129cm" svg:y="7.504cm">
          <draw:text-box>
            <text:p>Analogous to <text:span text:style-name="T3">h</text:span><text:span text:style-name="T4">k</text:span>, this is a minimum-length vector</text:p>
            <text:p>of linear momentum states</text:p>
          </draw:text-box>
        </draw:frame>
        <draw:frame draw:style-name="gr2" draw:layer="layout" svg:width="13.985cm" svg:height="4.361cm" svg:x="13.112cm" svg:y="10.08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4.866cm" svg:height="3.513cm" svg:x="11.706cm" svg:y="15.843cm">
          <draw:text-box>
            <text:p><text:span text:style-name="T3">F</text:span><text:span text:style-name="T5">k</text:span> is the sum of all contributing forces applied to </text:p>
            <text:p>all bodies outboard of joint <text:span text:style-name="T3">G</text:span><text:span text:style-name="T5">k</text:span>. <text:s/>It must account for </text:p>
            <text:p>inter-body contributing forces, such as springs and </text:p>
            <text:p>dampers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SD Equations of Motion</text:p>
          </draw:text-box>
        </draw:frame>
        <draw:frame draw:style-name="gr2" draw:layer="layout" svg:width="19.615cm" svg:height="12.625cm" svg:x="1.567cm" svg:y="4.93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6" draw:layer="layout" svg:width="25.199cm" svg:height="17.685cm" svg:x="1.4cm" svg:y="0.962cm" presentation:class="subtitle">
          <draw:text-box>
            <text:p>That's all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25.4cm" svg:height="0.228cm" svg:x="1.397cm" svg:y="4.471cm">
        <draw:image xlink:href="Pictures/10000000000002140000000C0B56A8A5.gif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ric Stoneking</meta:initial-creator>
    <meta:creation-date>2010-12-29T10:02:29</meta:creation-date>
    <meta:editing-duration>PT00H28M03S</meta:editing-duration>
    <meta:editing-cycles>5</meta:editing-cycles>
    <dc:date>2011-01-03T08:29:02</dc:date>
    <dc:creator>Eric Stoneking</dc:creator>
    <meta:generator>OpenOffice.org/3.2$Unix OpenOffice.org_project/320m18$Build-9502</meta:generator>
    <meta:document-statistic meta:object-count="50"/>
  </office:meta>
</office:document-meta>
</file>

<file path=Object 1/content.xml><?xml version="1.0" encoding="utf-8"?>
<math xmlns="http://www.w3.org/1998/Math/MathML">
  <semantics>
    <mmultiscripts>
      <mi>v</mi>
      <none/>
      <mi>R</mi>
      <mprescripts/>
      <none/>
      <mi>N</mi>
    </mmultiscripts>
    <annotation encoding="StarMath 5.0">v lsup N ^R</annotation>
  </semantics>
</math>
</file>

<file path=Object 2/content.xml><?xml version="1.0" encoding="utf-8"?>
<math xmlns="http://www.w3.org/1998/Math/MathML">
  <semantics>
    <mtable>
      <mtr>
        <mtd>
          <mrow>
            <mrow>
              <mfenced open="{" close="}">
                <msub>
                  <mi>H</mi>
                  <mi>k</mi>
                </msub>
              </mfenced>
              <mi mathvariant="normal">=</mi>
              <mfenced open="" close="">
                <mrow>
                  <mi>S</mi>
                  <mrow>
                    <mrow>
                      <mi stretchy="false" mathvariant="normal">[</mi>
                      <mi>J</mi>
                      <mi stretchy="false" mathvariant="normal">]</mi>
                    </mrow>
                    <mo stretchy="false">+</mo>
                    <mi>R</mi>
                  </mrow>
                  <mrow>
                    <mi stretchy="false" mathvariant="normal">[</mi>
                    <mover accent="true">
                      <mi>c</mi>
                      <mo stretchy="false">˜</mo>
                    </mover>
                    <mi stretchy="false" mathvariant="normal">]</mi>
                  </mrow>
                </mrow>
              </mfenced>
            </mrow>
            <msub>
              <mo stretchy="false">Ω</mo>
              <mi>u</mi>
            </msub>
            <mrow>
              <mi>u</mi>
              <mi mathvariant="normal">−</mi>
              <mrow>
                <mo stretchy="false">(</mo>
                <mrow>
                  <mi>S</mi>
                  <mrow>
                    <msup>
                      <mrow>
                        <mi stretchy="false" mathvariant="normal">[</mi>
                        <mover accent="true">
                          <mi>c</mi>
                          <mo stretchy="false">˜</mo>
                        </mover>
                        <mi stretchy="false" mathvariant="normal">]</mi>
                      </mrow>
                      <mi>T</mi>
                    </msup>
                    <mo stretchy="false">+</mo>
                    <mi>R</mi>
                  </mrow>
                  <mrow>
                    <mi stretchy="false" mathvariant="normal">[</mi>
                    <mi>m</mi>
                    <mi stretchy="false" mathvariant="normal">]</mi>
                  </mrow>
                </mrow>
                <mo stretchy="false">)</mo>
              </mrow>
            </mrow>
            <mrow>
              <mo stretchy="false">(</mo>
              <mrow>
                <msub>
                  <mi>V</mi>
                  <mi>u</mi>
                </msub>
                <mrow>
                  <mi>u</mi>
                  <mo stretchy="false">+</mo>
                  <msub>
                    <mi>V</mi>
                    <mi>s</mi>
                  </msub>
                </mrow>
                <mi>s</mi>
              </mrow>
              <mo stretchy="false">)</mo>
            </mrow>
          </mrow>
        </mtd>
      </mtr>
      <mtr>
        <mtd>
          <mrow>
            <mrow>
              <mrow>
                <mi stretchy="false" mathvariant="normal">{</mi>
                <msub>
                  <mi>P</mi>
                  <mi>k</mi>
                </msub>
                <mi stretchy="false" mathvariant="normal">}</mi>
              </mrow>
              <mi mathvariant="normal">=</mi>
              <mo stretchy="false">Σ</mo>
            </mrow>
            <mfenced open="[" close="]">
              <mrow>
                <mrow>
                  <mi stretchy="false" mathvariant="normal">[</mi>
                  <mi>m</mi>
                  <mi stretchy="false" mathvariant="normal">]</mi>
                </mrow>
                <mrow>
                  <mrow>
                    <mo stretchy="false">(</mo>
                    <mrow>
                      <msub>
                        <mi>V</mi>
                        <mi>u</mi>
                      </msub>
                      <mrow>
                        <mi>u</mi>
                        <mo stretchy="false">+</mo>
                        <msub>
                          <mi>V</mi>
                          <mi>s</mi>
                        </msub>
                      </mrow>
                      <mi>s</mi>
                    </mrow>
                    <mo stretchy="false">)</mo>
                  </mrow>
                  <mi mathvariant="normal">−</mi>
                  <mrow>
                    <mi stretchy="false" mathvariant="normal">[</mi>
                    <mover accent="true">
                      <mi>c</mi>
                      <mo stretchy="false">˜</mo>
                    </mover>
                    <mi stretchy="false" mathvariant="normal">]</mi>
                  </mrow>
                </mrow>
                <msub>
                  <mo stretchy="false">Ω</mo>
                  <mi>u</mi>
                </msub>
                <mi>u</mi>
              </mrow>
            </mfenced>
          </mrow>
        </mtd>
      </mtr>
    </mtable>
    <annotation encoding="StarMath 5.0">left lbrace H_k right rbrace = left ( S[J] + R [tilde{c}] right ) %OMEGA_u u - (S [{tilde{c}}]^T + R [m]) (V_u u + V_s s)  newline
lbrace P_k rbrace = %SIGMA left [ [m](V_u u + V_s s)-[tilde{c}] %OMEGA_u u right ]</annotation>
  </semantics>
</math>
</file>

<file path=Object 3/content.xml><?xml version="1.0" encoding="utf-8"?>
<math xmlns="http://www.w3.org/1998/Math/MathML">
  <semantics>
    <mtable>
      <mtr>
        <mtd>
          <mrow>
            <mtext>Let </mtext>
            <mrow>
              <msub>
                <mi>p</mi>
                <mi mathvariant="italic">ik</mi>
              </msub>
              <mi mathvariant="normal">=</mi>
              <msubsup>
                <mo stretchy="false">Δ</mo>
                <mi mathvariant="italic">ik</mi>
                <mi>T</mi>
              </msubsup>
            </mrow>
            <msub>
              <mi>P</mi>
              <mi>k</mi>
            </msub>
            <mi>,</mi>
            <mrow>
              <msub>
                <mi>p</mi>
                <mi mathvariant="italic">ok</mi>
              </msub>
              <mi mathvariant="normal">=</mi>
              <msubsup>
                <mo stretchy="false">Δ</mo>
                <mi mathvariant="italic">ok</mi>
                <mi>T</mi>
              </msubsup>
            </mrow>
            <msub>
              <mi>P</mi>
              <mi>k</mi>
            </msub>
            <mi>,</mi>
            <mtext> so:</mtext>
          </mrow>
        </mtd>
      </mtr>
      <mtr>
        <mtd/>
      </mtr>
      <mtr>
        <mtd>
          <mrow>
            <mfenced open="{" close="}">
              <mtable>
                <mtr>
                  <mtd>
                    <msub>
                      <mi>p</mi>
                      <mn>0</mn>
                    </msub>
                  </mtd>
                </mtr>
                <mtr>
                  <mtd>
                    <msub>
                      <mi>p</mi>
                      <mi mathvariant="italic">i1</mi>
                    </msub>
                  </mtd>
                </mtr>
                <mtr>
                  <mtd>
                    <msub>
                      <mi>p</mi>
                      <mi mathvariant="italic">o1</mi>
                    </msub>
                  </mtd>
                </mtr>
                <mtr>
                  <mtd>
                    <msub>
                      <mi>p</mi>
                      <mi mathvariant="italic">i2</mi>
                    </msub>
                  </mtd>
                </mtr>
                <mtr>
                  <mtd>
                    <msub>
                      <mi>p</mi>
                      <mi mathvariant="italic">o2</mi>
                    </msub>
                  </mtd>
                </mtr>
                <mtr>
                  <mtd>
                    <msub>
                      <mi>p</mi>
                      <mi mathvariant="italic">i3</mi>
                    </msub>
                  </mtd>
                </mtr>
                <mtr>
                  <mtd>
                    <msub>
                      <mi>p</mi>
                      <mi mathvariant="italic">o3</mi>
                    </msub>
                  </mtd>
                </mtr>
                <mtr>
                  <mtd>
                    <msub>
                      <mi>p</mi>
                      <mi mathvariant="italic">i4</mi>
                    </msub>
                  </mtd>
                </mtr>
                <mtr>
                  <mtd>
                    <msub>
                      <mi>p</mi>
                      <mi mathvariant="italic">o4</mi>
                    </msub>
                  </mtd>
                </mtr>
              </mtable>
            </mfenced>
            <mi mathvariant="normal">=</mi>
            <mfenced open="{" close="}">
              <mtable>
                <mtr>
                  <mtd>
                    <msub>
                      <mi>P</mi>
                      <mn>0</mn>
                    </msub>
                  </mtd>
                </mtr>
                <mtr>
                  <mtd>
                    <mrow>
                      <msubsup>
                        <mo stretchy="false">Δ</mo>
                        <mi mathvariant="italic">i1</mi>
                        <mi>T</mi>
                      </msubsup>
                      <msub>
                        <mi>P</mi>
                        <mn>1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o1</mi>
                        <mi>T</mi>
                      </msubsup>
                      <msub>
                        <mi>P</mi>
                        <mn>1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i2</mi>
                        <mi>T</mi>
                      </msubsup>
                      <msub>
                        <mi>P</mi>
                        <mn>2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o2</mi>
                        <mi>T</mi>
                      </msubsup>
                      <msub>
                        <mi>P</mi>
                        <mn>2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i3</mi>
                        <mi>T</mi>
                      </msubsup>
                      <msub>
                        <mi>P</mi>
                        <mn>3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o3</mi>
                        <mi>T</mi>
                      </msubsup>
                      <msub>
                        <mi>P</mi>
                        <mn>3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i4</mi>
                        <mi>T</mi>
                      </msubsup>
                      <msub>
                        <mi>P</mi>
                        <mn>4</mn>
                      </msub>
                    </mrow>
                  </mtd>
                </mtr>
                <mtr>
                  <mtd>
                    <mrow>
                      <msubsup>
                        <mo stretchy="false">Δ</mo>
                        <mi mathvariant="italic">o4</mi>
                        <mi>T</mi>
                      </msubsup>
                      <msub>
                        <mi>P</mi>
                        <mn>4</mn>
                      </msub>
                    </mrow>
                  </mtd>
                </mtr>
              </mtable>
            </mfenced>
          </mrow>
        </mtd>
      </mtr>
    </mtable>
    <annotation encoding="StarMath 5.0">"Let " p_ik = %DELTA^T_ik P_k, p_ok = %DELTA^T_ok P_k, " so:" newline newline
left lbrace stack{p_0 # p_i1 # p_o1 # p_i2 # p_o2 # p_i3 # p_o3 # p_i4 # p_o4} right rbrace = left lbrace stack{P_0 # %DELTA^T_i1 P_1 # %DELTA^T_o1 P_1 #%DELTA^T_i2 P_2 # %DELTA^T_o2 P_2 #%DELTA^T_i3 P_3 # %DELTA^T_o3 P_3 #%DELTA^T_i4 P_4 # %DELTA^T_o4 P_4} right rbrace</annotation>
  </semantics>
</math>
</file>

<file path=Object 4/content.xml><?xml version="1.0" encoding="utf-8"?>
<math xmlns="http://www.w3.org/1998/Math/MathML">
  <semantics>
    <mtable>
      <mtr>
        <mtd>
          <mtext>Abbreviating, we write</mtext>
        </mtd>
      </mtr>
      <mtr>
        <mtd>
          <mrow>
            <mrow>
              <mfenced open="{" close="}">
                <msub>
                  <mi>p</mi>
                  <mi>k</mi>
                </msub>
              </mfenced>
              <mi mathvariant="normal">=</mi>
              <msup>
                <mfenced open="[" close="]">
                  <msub>
                    <mo stretchy="false">Δ</mo>
                    <mi>k</mi>
                  </msub>
                </mfenced>
                <mi>T</mi>
              </msup>
            </mrow>
            <mfenced open="{" close="}">
              <msub>
                <mi>P</mi>
                <mi>k</mi>
              </msub>
            </mfenced>
          </mrow>
        </mtd>
      </mtr>
      <mtr>
        <mtd>
          <mtext>so</mtext>
        </mtd>
      </mtr>
      <mtr>
        <mtd>
          <mrow>
            <mrow>
              <mfenced open="{" close="}">
                <msub>
                  <mover accent="true">
                    <mi>p</mi>
                    <mi mathvariant="normal">˙</mi>
                  </mover>
                  <mi>k</mi>
                </msub>
              </mfenced>
              <mi mathvariant="normal">=</mi>
              <msup>
                <mfenced open="[" close="]">
                  <msub>
                    <mo stretchy="false">Δ</mo>
                    <mi>k</mi>
                  </msub>
                </mfenced>
                <mi>T</mi>
              </msup>
            </mrow>
            <mfenced open="{" close="}">
              <msub>
                <mi>F</mi>
                <mi>k</mi>
              </msub>
            </mfenced>
          </mrow>
        </mtd>
      </mtr>
      <mtr>
        <mtd>
          <mrow>
            <mtext>to replace </mtext>
            <mrow>
              <msub>
                <mover accent="true">
                  <mi>P</mi>
                  <mi mathvariant="normal">˙</mi>
                </mover>
                <mn>0</mn>
              </msub>
              <mi mathvariant="normal">=</mi>
              <msub>
                <mi>F</mi>
                <mn>0</mn>
              </msub>
            </mrow>
            <mtext> on slide 18 of MSD_NBody.pdf</mtext>
          </mrow>
        </mtd>
      </mtr>
    </mtable>
    <annotation encoding="StarMath 5.0">"Abbreviating, we write" newline
left lbrace {p_k} right rbrace = left [ %DELTA_k right ]^T left lbrace P_k right rbrace newline
"so" newline
left lbrace {{dot{p}}_k} right rbrace = left [ %DELTA_k right ]^T left lbrace F_k right rbrace newline
"to replace " {dot{P}}_0 = F_0 " on slide 18 of MSD_NBody.pdf"</annotation>
  </semantics>
</math>
</file>

<file path=Object 5/content.xml><?xml version="1.0" encoding="utf-8"?>
<math xmlns="http://www.w3.org/1998/Math/MathML">
  <semantics>
    <mtable>
      <mtr>
        <mtd>
          <mtext>Integrate:</mtext>
        </mtd>
      </mtr>
      <mtr>
        <mtd>
          <mrow>
            <mfenced open="{" close="}">
              <mtable>
                <mtr>
                  <mtd>
                    <mfenced open="{" close="}">
                      <msub>
                        <mover accent="true">
                          <mi>p</mi>
                          <mi mathvariant="normal">˙</mi>
                        </mover>
                        <mi>k</mi>
                      </msub>
                    </mfenced>
                  </mtd>
                </mtr>
                <mtr>
                  <mtd>
                    <mrow>
                      <mi stretchy="false" mathvariant="normal">{</mi>
                      <msub>
                        <mover accent="true">
                          <mi>h</mi>
                          <mi mathvariant="normal">˙</mi>
                        </mover>
                        <mi>k</mi>
                      </msub>
                      <mi stretchy="false" mathvariant="normal">}</mi>
                    </mrow>
                  </mtd>
                </mtr>
              </mtable>
            </mfenced>
            <mi mathvariant="normal">=</mi>
            <mfenced open="{" close="}">
              <mtable>
                <mtr>
                  <mtd>
                    <mrow>
                      <msup>
                        <mfenced open="[" close="]">
                          <msub>
                            <mo stretchy="false">Δ</mo>
                            <mi>k</mi>
                          </msub>
                        </mfenced>
                        <mi>T</mi>
                      </msup>
                      <mfenced open="{" close="}">
                        <msub>
                          <mi>F</mi>
                          <mi>k</mi>
                        </msub>
                      </mfenced>
                    </mrow>
                  </mtd>
                </mtr>
                <mtr>
                  <mtd>
                    <mrow>
                      <msup>
                        <mrow>
                          <mi stretchy="false" mathvariant="normal">[</mi>
                          <msub>
                            <mo stretchy="false">Γ</mo>
                            <mi>k</mi>
                          </msub>
                          <mi stretchy="false" mathvariant="normal">]</mi>
                        </mrow>
                        <mi>T</mi>
                      </msup>
                      <mfenced open="{" close="}">
                        <mrow>
                          <mrow>
                            <msub>
                              <mi>T</mi>
                              <mi>k</mi>
                            </msub>
                            <mi mathvariant="normal">−</mi>
                            <mrow>
                              <msub>
                                <mi>v</mi>
                                <mi>k</mi>
                              </msub>
                              <mi mathvariant="normal">×</mi>
                              <msub>
                                <mi>P</mi>
                                <mi>k</mi>
                              </msub>
                            </mrow>
                          </mrow>
                          <mi mathvariant="normal">−</mi>
                          <mrow>
                            <munder>
                              <mi mathvariant="normal">∑</mi>
                              <mi>i</mi>
                            </munder>
                            <mrow>
                              <msub>
                                <mo stretchy="false">ω</mo>
                                <mi>i</mi>
                              </msub>
                              <mi mathvariant="normal">×</mi>
                              <mmultiscripts>
                                <mi>H</mi>
                                <none/>
                                <msub>
                                  <mi>B</mi>
                                  <mi>i</mi>
                                </msub>
                                <mprescripts/>
                                <none/>
                                <msub>
                                  <mi>G</mi>
                                  <mi>k</mi>
                                </msub>
                              </mmultiscripts>
                            </mrow>
                          </mrow>
                        </mrow>
                      </mfenced>
                    </mrow>
                  </mtd>
                </mtr>
              </mtable>
            </mfenced>
          </mrow>
        </mtd>
      </mtr>
      <mtr>
        <mtd>
          <mrow>
            <mtext>(where </mtext>
            <msub>
              <mi>F</mi>
              <mi>k</mi>
            </msub>
            <mtext> is the total resultant force, and </mtext>
            <msub>
              <mi>T</mi>
              <mi>k</mi>
            </msub>
            <mtext> is the resultant torque </mtext>
          </mrow>
        </mtd>
      </mtr>
      <mtr>
        <mtd>
          <mrow>
            <mtext>about </mtext>
            <msub>
              <mi>G</mi>
              <mi>k</mi>
            </msub>
            <mtext> of all forces and moments acting on bodies outboard of </mtext>
            <msub>
              <mi>G</mi>
              <mi>k</mi>
            </msub>
            <mtext>)</mtext>
          </mrow>
        </mtd>
      </mtr>
      <mtr>
        <mtd/>
      </mtr>
      <mtr>
        <mtd>
          <mrow>
            <mtext>Solve for </mtext>
            <mi>u</mi>
            <mi>,</mi>
            <mi>s</mi>
            <mtext>:</mtext>
          </mrow>
        </mtd>
      </mtr>
      <mtr>
        <mtd>
          <mrow>
            <mrow>
              <mfenced open="{" close="}">
                <mtable>
                  <mtr>
                    <mtd>
                      <mfenced open="{" close="}">
                        <msub>
                          <mi>p</mi>
                          <mi>k</mi>
                        </msub>
                      </mfenced>
                    </mtd>
                  </mtr>
                  <mtr>
                    <mtd>
                      <mrow>
                        <mi stretchy="false" mathvariant="normal">{</mi>
                        <msub>
                          <mi>h</mi>
                          <mi>k</mi>
                        </msub>
                        <mi stretchy="false" mathvariant="normal">}</mi>
                      </mrow>
                    </mtd>
                  </mtr>
                </mtable>
              </mfenced>
              <mi mathvariant="normal">=</mi>
              <mfenced open="[" close="]">
                <mtable>
                  <mtr>
                    <mtd>
                      <msub>
                        <mo stretchy="false">Λ</mo>
                        <mi>u</mi>
                      </msub>
                    </mtd>
                    <mtd>
                      <msub>
                        <mo stretchy="false">Λ</mo>
                        <mi>s</mi>
                      </msub>
                    </mtd>
                  </mtr>
                  <mtr>
                    <mtd>
                      <mrow>
                        <msup>
                          <mrow>
                            <mi stretchy="false" mathvariant="normal">[</mi>
                            <msub>
                              <mo stretchy="false">Γ</mo>
                              <mi>k</mi>
                            </msub>
                            <mi stretchy="false" mathvariant="normal">]</mi>
                          </mrow>
                          <mi>T</mi>
                        </msup>
                        <mi>A</mi>
                      </mrow>
                    </mtd>
                    <mtd>
                      <mn>0</mn>
                    </mtd>
                  </mtr>
                </mtable>
              </mfenced>
            </mrow>
            <mfenced open="{" close="}">
              <mtable>
                <mtr>
                  <mtd>
                    <mi>u</mi>
                  </mtd>
                </mtr>
                <mtr>
                  <mtd>
                    <mi>s</mi>
                  </mtd>
                </mtr>
              </mtable>
            </mfenced>
          </mrow>
        </mtd>
      </mtr>
      <mtr>
        <mtd/>
      </mtr>
      <mtr>
        <mtd>
          <mrow>
            <mtext>Construct </mtext>
            <mrow>
              <mi stretchy="false" mathvariant="normal">{</mi>
              <msub>
                <mo stretchy="false">ω</mo>
                <mi>i</mi>
              </msub>
              <mi stretchy="false" mathvariant="normal">}</mi>
            </mrow>
            <mi>,</mi>
            <mrow>
              <mi stretchy="false" mathvariant="normal">{</mi>
              <msub>
                <mi>v</mi>
                <mi>k</mi>
              </msub>
              <mi stretchy="false" mathvariant="normal">}</mi>
            </mrow>
            <mtext>:</mtext>
          </mrow>
        </mtd>
      </mtr>
      <mtr>
        <mtd>
          <mrow>
            <mrow>
              <mrow>
                <mi stretchy="false" mathvariant="normal">{</mi>
                <msub>
                  <mo stretchy="false">ω</mo>
                  <mi>i</mi>
                </msub>
                <mi stretchy="false" mathvariant="normal">}</mi>
              </mrow>
              <mi mathvariant="normal">=</mi>
              <msub>
                <mo stretchy="false">Ω</mo>
                <mi>u</mi>
              </msub>
            </mrow>
            <mi>u</mi>
          </mrow>
        </mtd>
      </mtr>
      <mtr>
        <mtd>
          <mrow>
            <mrow>
              <mrow>
                <mi stretchy="false" mathvariant="normal">{</mi>
                <msub>
                  <mi>v</mi>
                  <mi>k</mi>
                </msub>
                <mi stretchy="false" mathvariant="normal">}</mi>
              </mrow>
              <mi mathvariant="normal">=</mi>
              <msub>
                <mi>V</mi>
                <mi>u</mi>
              </msub>
            </mrow>
            <mrow>
              <mi>u</mi>
              <mo stretchy="false">+</mo>
              <msub>
                <mi>V</mi>
                <mi>s</mi>
              </msub>
            </mrow>
            <mi>s</mi>
          </mrow>
        </mtd>
      </mtr>
      <mtr>
        <mtd>
          <mtext>Repeat</mtext>
        </mtd>
      </mtr>
    </mtable>
    <annotation encoding="StarMath 5.0">"Integrate:" newline
left lbrace stack{left lbrace {dot{p}}_k right rbrace # lbrace {dot{h}}_k rbrace} right rbrace = left lbrace stack{left [ %DELTA_k right ]^T left lbrace F_k right rbrace # [%GAMMA_k]^T left lbrace T_k  -  v_k times P_k - Sum from i {%omega_i times H lsup {G_k} ^{B_i} }right rbrace} right rbrace newline
"(where "F_k" is the total resultant force, and "T_k" is the resultant torque " newline 
"about "G_k" of all forces and moments acting on bodies outboard of "G_k")" newline newline
"Solve for "u, s":" newline
left lbrace stack{left lbrace p_k right rbrace # lbrace h_k rbrace} right rbrace = left [ matrix { %LAMBDA_u # %LAMBDA_s ## [%GAMMA_k]^T A # 0} right ]  left lbrace stack{u # s} right rbrace newline newline
"Construct "lbrace %omega_i rbrace , lbrace %v_k rbrace ":" newline
lbrace %omega_i rbrace = %OMEGA_u u newline
lbrace v_k rbrace = V_u u + V_s s newline
"Repeat"</annotation>
  </semantics>
</math>
</file>